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fo:font-style="normal" style:text-underline-style="none" fo:font-weight="normal" officeooo:rsid="001fceb3" officeooo:paragraph-rsid="0012d52e" style:font-style-asian="normal" style:font-weight-asian="normal" style:font-style-complex="normal" style:font-weight-complex="normal"/>
    </style:style>
    <style:style style:name="T1" style:family="text">
      <style:text-properties officeooo:rsid="00261b12"/>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ear,</text:p>
      <text:p text:style-name="P1">My name is Dominik Stipi<text:span text:style-name="T1">ć</text:span>. I'm a computer science professional interested in data science/intelligence or analysis. I graduated from the Faculty of Electrical Engineering in Zagreb. I like to study modern technology, the decision-making process, quantitative methods, mathematics, computer science, and socio-technological aspects of how technology shapes the economy and affects human relationships and behaviour. I'm curious about how things work and I like to dig myself into research and planning. During my education, I got a lot of exposure to theoretical and practical knowledge in our current technological and methodological landscape. I believe that my background has equipped me with well-balanced skill sets, comprising both theoretical and practical expertise, essential for executing successful and important projects. As a person, I’m curious about how things work, ambitious, hardworking, collaborative and detail-oriented. I like to understand domains and study them holistically. I’m eager to learn about techniques and methods which can make my work and skills better. In my free time, you can usually find me doing some sport, investigating something, reading books or watching movies. </text:p>
      <text:p text:style-name="P1"/>
      <text:p text:style-name="P1">If you have any questions or queries don't hesitate to contact me!</text:p>
      <text:p text:style-name="P1">Dominik</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hr" fo:country="H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hr" fo:country="H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13T10:24:21.878914150</meta:creation-date>
    <meta:generator>LibreOffice/7.3.7.2$Linux_X86_64 LibreOffice_project/30$Build-2</meta:generator>
    <dc:date>2024-07-06T16:16:16.977049040</dc:date>
    <meta:editing-duration>PT7H48M17S</meta:editing-duration>
    <meta:editing-cycles>22</meta:editing-cycles>
    <meta:document-statistic meta:table-count="0" meta:image-count="0" meta:object-count="0" meta:page-count="1" meta:paragraph-count="4" meta:word-count="189" meta:character-count="1284" meta:non-whitespace-character-count="1098"/>
  </office:meta>
</office:document-meta>
</file>